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style:font-name="Cambria Math" style:font-name-complex="Cambria Math"/>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style:font-name="Cambria Math" style:font-name-complex="Cambria Math"/>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style:font-name="Cambria Math" style:font-name-complex="Cambria Math"/>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P108" style:parent-style-name="Normal" style:family="paragraph">
      <style:text-properties fo:font-weight="bold" style:font-weight-asian="bold" style:font-weight-complex="bold"/>
    </style:style>
    <style:style style:name="P109" style:parent-style-name="Normal" style:family="paragraph">
      <style:text-properties fo:font-weight="bold" style:font-weight-asian="bold" style:font-weight-complex="bold"/>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P118" style:parent-style-name="Normal" style:family="paragraph">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P122" style:parent-style-name="Normal" style:family="paragraph">
      <style:text-properties fo:font-weight="bold" style:font-weight-asian="bold" style:font-weight-complex="bold"/>
    </style:style>
    <style:style style:name="P123" style:parent-style-name="Normal" style:family="paragraph">
      <style:text-properties fo:font-weight="bold" style:font-weight-asian="bold" style:font-weight-complex="bold"/>
    </style:style>
    <style:style style:name="P124" style:parent-style-name="Normal" style:family="paragraph">
      <style:text-properties fo:font-weight="bold" style:font-weight-asian="bold" style:font-weight-complex="bold"/>
    </style:style>
    <style:style style:name="P125" style:parent-style-name="Normal" style:family="paragraph">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P127" style:parent-style-name="Normal" style:family="paragraph">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P129" style:parent-style-name="Normal" style:family="paragraph">
      <style:text-properties fo:font-weight="bold" style:font-weight-asian="bold" style:font-weight-complex="bold"/>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P133" style:parent-style-name="Normal" style:family="paragraph">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P143" style:parent-style-name="Normal" style:family="paragraph">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P150" style:parent-style-name="Normal" style:family="paragraph">
      <style:text-properties fo:font-weight="bold" style:font-weight-asian="bold" style:font-weight-complex="bold"/>
    </style:style>
    <style:style style:name="P151" style:parent-style-name="Normal" style:family="paragraph">
      <style:text-properties fo:font-weight="bold" style:font-weight-asian="bold" style:font-weight-complex="bold"/>
    </style:style>
    <style:style style:name="P152" style:parent-style-name="Normal" style:family="paragraph">
      <style:text-properties fo:font-weight="bold" style:font-weight-asian="bold" style:font-weight-complex="bold"/>
    </style:style>
    <style:style style:name="P153" style:parent-style-name="Normal" style:family="paragraph">
      <style:text-properties fo:font-weight="bold" style:font-weight-asian="bold" style:font-weight-complex="bold"/>
    </style:style>
    <style:style style:name="P154" style:parent-style-name="Normal" style:family="paragraph">
      <style:text-properties fo:font-weight="bold" style:font-weight-asian="bold" style:font-weight-complex="bold"/>
    </style:style>
    <style:style style:name="P155" style:parent-style-name="Normal" style:family="paragraph">
      <style:text-properties fo:font-weight="bold" style:font-weight-asian="bold" style:font-weight-complex="bold"/>
    </style:style>
    <style:style style:name="P156" style:parent-style-name="Normal" style:family="paragraph">
      <style:text-properties fo:font-weight="bold" style:font-weight-asian="bold" style:font-weight-complex="bold"/>
    </style:style>
    <style:style style:name="P157" style:parent-style-name="Normal" style:family="paragraph">
      <style:text-properties fo:font-weight="bold" style:font-weight-asian="bold" style:font-weight-complex="bold"/>
    </style:style>
    <style:style style:name="P158" style:parent-style-name="Normal" style:family="paragraph">
      <style:text-properties fo:font-weight="bold" style:font-weight-asian="bold" style:font-weight-complex="bold"/>
    </style:style>
    <style:style style:name="P159" style:parent-style-name="Normal" style:family="paragraph">
      <style:text-properties fo:font-weight="bold" style:font-weight-asian="bold" style:font-weight-complex="bold"/>
    </style:style>
    <style:style style:name="P160" style:parent-style-name="Normal" style:family="paragraph">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P162" style:parent-style-name="Normal" style:family="paragraph">
      <style:text-properties fo:font-weight="bold" style:font-weight-asian="bold" style:font-weight-complex="bold"/>
    </style:style>
    <style:style style:name="P163" style:parent-style-name="Normal" style:family="paragraph">
      <style:text-properties fo:font-weight="bold" style:font-weight-asian="bold" style:font-weight-complex="bold"/>
    </style:style>
    <style:style style:name="P164" style:parent-style-name="Normal" style:family="paragraph">
      <style:text-properties fo:font-weight="bold" style:font-weight-asian="bold" style:font-weight-complex="bold"/>
    </style:style>
    <style:style style:name="P165" style:parent-style-name="Normal" style:family="paragraph">
      <style:text-properties fo:font-weight="bold" style:font-weight-asian="bold" style:font-weight-complex="bold"/>
    </style:style>
    <style:style style:name="T166" style:parent-style-name="DefaultParagraphFont" style:family="text">
      <style:text-properties fo:font-style="italic" style:font-style-asian="italic" style:font-style-complex="italic"/>
    </style:style>
    <style:style style:name="P167" style:parent-style-name="Normal" style:family="paragraph">
      <style:text-properties fo:font-style="italic" style:font-style-asian="italic" style:font-style-complex="italic"/>
    </style:style>
    <style:style style:name="P168" style:parent-style-name="Normal" style:family="paragraph">
      <style:text-properties fo:font-style="italic" style:font-style-asian="italic" style:font-style-complex="italic"/>
    </style:style>
    <style:style style:name="T169" style:parent-style-name="DefaultParagraphFont" style:family="text">
      <style:text-properties fo:font-style="italic" style:font-style-asian="italic" style:font-style-complex="italic"/>
    </style:style>
    <style:style style:name="P170" style:parent-style-name="Normal" style:family="paragraph">
      <style:text-properties fo:font-style="italic" style:font-style-asian="italic" style:font-style-complex="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T178" style:parent-style-name="DefaultParagraphFont" style:family="text">
      <style:text-properties fo:font-style="italic" style:font-style-asian="italic" style:font-style-complex="italic"/>
    </style:style>
    <style:style style:name="P179" style:parent-style-name="Normal" style:family="paragraph">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family="paragraph">
      <style:text-properties fo:font-weight="bold" style:font-weight-asian="bold" style:font-weight-complex="bold"/>
    </style:style>
    <style:style style:name="P183" style:parent-style-name="Normal" style:family="paragraph">
      <style:text-properties fo:font-weight="bold" style:font-weight-asian="bold" style:font-weight-complex="bold"/>
    </style:style>
    <style:style style:name="P184" style:parent-style-name="Normal" style:family="paragraph">
      <style:text-properties fo:font-weight="bold" style:font-weight-asian="bold" style:font-weight-complex="bold"/>
    </style:style>
    <style:style style:name="P185" style:parent-style-name="Normal" style:family="paragraph">
      <style:text-properties fo:font-weight="bold" style:font-weight-asian="bold" style:font-weight-complex="bold"/>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style="italic" style:font-style-asian="italic" style:font-style-complex="italic"/>
    </style:style>
    <style:style style:name="T188" style:parent-style-name="DefaultParagraphFont" style:family="text">
      <style:text-properties fo:font-style="italic" style:font-style-asian="italic" style:font-style-complex="italic"/>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office:automatic-styles>
  <office:body>
    <office:text text:use-soft-page-breaks="true">
      <text:p text:style-name="P1">Algorithmic Trading and Time Series analysis: A detailed study on strategies.</text:p>
      <text:p text:style-name="P2"/>
      <text:p text:style-name="P3">Written By:<text:s/>Abhishek Bhaskaran Kaiprath</text:p>
      <text:p text:style-name="P4"/>
      <text:p text:style-name="P5">Contents</text:p>
      <text:p text:style-name="P6">1 Introduction 7</text:p>
      <text:p text:style-name="P7">2 Literature Review 9</text:p>
      <text:p text:style-name="P8">3 Methodology 15</text:p>
      <text:p text:style-name="Normal">3.1 ALGORITHMIC TRADING OVERVIEW ............................................................... 15</text:p>
      <text:p text:style-name="Normal">3.1.1 Use programming to extract financial data from any of the following: 15</text:p>
      <text:p text:style-name="Normal">3.1.2 Perform technical indicators coding &amp; fundamental analysis using Python 15</text:p>
      <text:p text:style-name="Normal">3.1.3 Build trading strategies and then Back test it ................................................. 15</text:p>
      <text:p text:style-name="Normal">3.1.4 An automated trading setup can be built using these RESTful API’s ......... 16</text:p>
      <text:p text:style-name="Normal">3.2 DATA EXTRACTION .................................................................................................... 16</text:p>
      <text:p text:style-name="Normal">3.2.1 API (Application Programming Interface) ................................................... 16</text:p>
      <text:p text:style-name="Normal">3.2.2 WEB SCRAPING ............................................................................................... 16</text:p>
      <text:p text:style-name="Normal">3.3 TECHNICAL INDICATORS .................................................................................. 16</text:p>
      <text:p text:style-name="Normal">3.3.1 MACD (Moving Average Convergence Divergence) .................................... 17</text:p>
      <text:p text:style-name="Normal">3.3.2 Bollinger Bands and ATR (Average True Range) ........................................ 17</text:p>
      <text:p text:style-name="Normal">3.3.3 RSI (Relative Strength Index) .......................................................................... 18</text:p>
      <text:p text:style-name="Normal">3.3.4 ADX (Average Directional Index) .................................................................. 19</text:p>
      <text:p text:style-name="Normal">3.3.5 OBV (On-Balance Volume) ............................................................................. 20</text:p>
      <text:p text:style-name="Normal">3.3.6 Renko Chart ...................................................................................................... 21</text:p>
      <text:p text:style-name="Normal">3.4 STRATEGIES ................................................................................................................ 21</text:p>
      <text:p text:style-name="Normal">3.4.1 STRATEGY 1 - MONTHLY PORTFOLIO RE-BALANCING ...................... 21</text:p>
      <text:p text:style-name="Normal">3.4.2 STRATEGY 2 - IN TRADING RESISTANCE BREAKOUT .............................. 21</text:p>
      <text:p text:style-name="Normal">3.4.3 STRATEGY 3 - RENKO &amp; OBV ........................................................................ 22</text:p>
      <text:p text:style-name="Normal">3.4.4 STRATEGY 4 - RENKO &amp; MACD..................................................................... 22</text:p>
      <text:p text:style-name="Normal">3.5 Performance Measurement .......................................................................................... 23</text:p>
      <text:p text:style-name="Normal">CONTENTS 4</text:p>
      <text:p text:style-name="Normal">3.5.1 Cumulative Annual Growth Rate (CAGR) ..................................................... 23</text:p>
      <text:soft-page-break/>
      <text:p text:style-name="Normal">3.5.2 Sharpe ratio/ Sortino ratio .............................................................................. 24</text:p>
      <text:p text:style-name="Normal">3.5.3 Volatility ........................................................................................................... 24</text:p>
      <text:p text:style-name="Normal">3.5.4 Maximum Drawdown and Calmar Ratio ...................................................... 25</text:p>
      <text:p text:style-name="P9">4 Results 26</text:p>
      <text:p text:style-name="Normal">4.1 Back-testing strategies ................................................................................................. 26</text:p>
      <text:p text:style-name="Normal">4.1.1 Strategy 1 ......................................................................................................... 26</text:p>
      <text:p text:style-name="Normal">4.1.2 Strategy 2 ......................................................................................................... 27</text:p>
      <text:p text:style-name="Normal">4.1.3 Strategy 3 ......................................................................................................... 28</text:p>
      <text:p text:style-name="Normal">4.1.4 Strategy 4 ......................................................................................................... 29</text:p>
      <text:p text:style-name="Normal">4.2 Data ............................................................................................................................... 30</text:p>
      <text:p text:style-name="Normal">4.3 Structure ....................................................................................................................... 30</text:p>
      <text:p text:style-name="Normal">4.4 Testing a strategy in FXCM .......................................................................................... 32</text:p>
      <text:p text:style-name="P10">5 Discussion and Future scope 34</text:p>
      <text:p text:style-name="Normal">5.1 Is Python a viable choice for algorithmic trading? .................................................. 34</text:p>
      <text:p text:style-name="Normal">5.2 Applying Quantitative Approach to value Investing ............................................... 34</text:p>
      <text:p text:style-name="Normal">5.2.1 Joel Greenblatt’s Magic Formula ................................................................... 35</text:p>
      <text:p text:style-name="Normal">5.3 Challenges faced and How to improve the strategies ............................................. 36</text:p>
      <text:p text:style-name="Normal">5.4 Future scope ................................................................................................................. 36</text:p>
      <text:p text:style-name="P11">6 Conclusions 38</text:p>
      <text:p text:style-name="P12">A Websites Referred 40</text:p>
      <text:p text:style-name="P13">List of Figures</text:p>
      <text:p text:style-name="Normal">4.1 Strategy 1: Index return vs Strategy return ................................................................ 27</text:p>
      <text:p text:style-name="Normal">4.2 Strategy 2: Strategy return ........................................................................................... 28</text:p>
      <text:p text:style-name="Normal">4.3 Strategy 3: Strategy return ........................................................................................... 29</text:p>
      <text:p text:style-name="Normal">4.4 Strategy 4: Strategy return ........................................................................................... 29</text:p>
      <text:p text:style-name="Normal">4.5 Data Stored in Python .................................................................................................. 30</text:p>
      <text:p text:style-name="Normal">4.6 Flow chart of Automated System ............................................................................... 31</text:p>
      <text:p text:style-name="Normal">4.7 FXCM Login .................................................................................................................. 32</text:p>
      <text:p text:style-name="Normal">4.8 FXCM Dashboard ......................................................................................................... 32</text:p>
      <text:p text:style-name="Normal">4.9 FXCM automated trade result ..................................................................................... 33</text:p>
      <text:p text:style-name="Normal">6.1 Strategy 2: Individual KPI’s of stocks ......................................................................... 39</text:p>
      <text:soft-page-break/>
      <text:p text:style-name="Normal">6.2 Strategy 3: Individual KPI’s of stocks ......................................................................... 39</text:p>
      <text:p text:style-name="Normal">6.3 Strategy 3: Individual KPI’s of stocks ......................................................................... 39</text:p>
      <text:p text:style-name="P14">List of Tables</text:p>
      <text:p text:style-name="Normal">4.1 Strategy 1.1: KPI’s ....................................................................................................... 27</text:p>
      <text:p text:style-name="Normal">4.2 Strategy 1.2: KPI’s ....................................................................................................... 27</text:p>
      <text:p text:style-name="Normal">4.3 Strategy 2: KPI’s ........................................................................................................... 28</text:p>
      <text:p text:style-name="Normal">4.4 Strategy 3: KPI’s ........................................................................................................... 28</text:p>
      <text:p text:style-name="Normal">4.5 Strategy 4: KPI’s ........................................................................................................... 29</text:p>
      <text:p text:style-name="P15">1</text:p>
      <text:p text:style-name="P16">Introduction</text:p>
      <text:p text:style-name="Normal">The process by which an automated system takes trades following a set of instructions is known as algorithmic trading. Or in simple words, Algorithmic Trading uses computer code to automate, fast, and accurately execute trades on shares based on a trading strategy. Due to the speed and accuracy of algorithmic trading or automated systems, 80 percent of the world’s trades are currently executed by such systems. Algorithms are used to determine parameters for buying and selling positions in these systems. Algorithmic trading is of many types, and the major difference is their speed of execution. Even though Python (the programming language) is slow, it is the most preferred programming language to do algorithmic trading. The process of algorithmic trading is done in a systematic way, first the data is collected then a strategy is developed. Back testing the strategy is very important and then it is implemented. To develop a strategy, different technical indicators are used. Some of the major technical indicators are Moving Average Convergence Divergence (MACD), Bollinger Bands (BB), Relative Strength Index (RSI), Average Directional Index (ADX), and On Balance Volume (OBV). High frequency trading is not suitable for these single trading strategies, since they perform poorly in turbulent and highly volatile markets. The aim of this dissertation is to propose and develop an automated algorithmic trading bot that uses multiple technical indicators with better profitability and speed as compared to a single- strategic system. An early study conducted by Brownlees et al. [1] On the basis focused on intra-daily volume modeling, the dynamic model captured time series dependence, intra- daily periodicity, and volume asymmetry of the series. It indicates the use of an economic</text:p>
      <text:p text:style-name="Normal">C H A P T E R</text:p>
      <text:p text:style-name="Normal">8</text:p>
      <text:p text:style-name="Normal">model based on conventional facts. To accommodate other asset classes, the research could have explored other aspects that could have benefited the model. An overview of Market Microstructure was presented by Frank et al.[2] that outlined how algorithms work using standard trading strategies such as Arrival price, time-weighted average price (TWAP), Volume-Weighted Average Price (VWAP), and Total Volume (TVOL). In order to achieve minimum transaction costs, the execution strategies were explained according to the market environment. There is no discussion of how automated trading affects the market, however. When taking trading decisions, it can be more profitable to use multiple technical strategies rather than one strategy using computational intelligence. Spyros K. Chandrinos et al.[3] developed trading strategies based on the Donchian Channel approach to generate stable profits. An MRB chart-based channel breakout trading strategy is developed and<text:s/><text:soft-page-break/>optimized in this article. In order to improve the performance of the system, each trading signal should be evaluated for quality and those likely to end in a loss should be identified. Based on data obtained from computer-based trading algorithms on turbulent days, Zhou et al.[4] examined the impact of algorithmic trading in turbulent markets. According to the analysis, algorithmic trading minimizes transient pricing errors and minimizes price pressures. High frequency trading was excluded from the study, however. It was this primary motivation that led me to learn more about different strategies, to try out merging different strategies and to develop a system based on multiple strategies that could handle markets while guaranteeing consistent profits. A free demo FXCM account is used to test the trading strategy.</text:p>
      <text:p text:style-name="P17">2</text:p>
      <text:p text:style-name="P18">Literature Review</text:p>
      <text:p text:style-name="Normal">Algorithmic trading has emerged as a transformative force in financial markets, leveraging technology to execute trades swiftly and systematically. Algorithmic trading has witnessed remarkable growth in financial markets, owing to its ability to execute trades with precision and efficiency. This review examines the intricate relationship between algorithmic trading, time series analysis, and the utilization of the Python programming language in trading strategies. This literature review delves into the intricate interplay of algorithmic trading, time series analysis, and Python programming in the pursuit of effective trading strategies. Python's versatility and user-friendly syntax have propelled it to the forefront of algorithmic trading. Widely used libraries such as NumPy, Pandas, and Matplotlib enable efficient data manipulation, statistical analysis, and visualization (Brownlee, 2018). Python's adaptability empowers traders to handle vast datasets with ease, and its speed enhances the real-time decision-making crucial in fast-paced markets. This not only facilitates efficient handling of vast datasets but also enables the seamless implementation of trading strategies.</text:p>
      <text:p text:style-name="Normal">At the heart of successful trading lies a sound understanding of stock market basics. Hull (2015) highlights the significance of comprehending financial instruments, market trends, and trading volumes. Armed with this knowledge, traders can formulate strategies that leverage market movements, aiming to anticipate price fluctuations and capitalize on profitable opportunities. Technical indicators serve as indispensable tools for traders seeking insights into market behavior. The Moving Average Indicator, Moving Average Crossover Strategy, and Relative Strength Indicator (RSI) are vital components of technical analysis (Achelis, 2000). These tools empower traders to decipher price patterns, gauge market momentum, and identify overbought or oversold conditions, enabling more informed trading decisions.</text:p>
      <text:p text:style-name="Normal">The Backtrader framework stands as a robust platform for traders to develop and test strategies. Bloom (2019) emphasizes its versatility in accommodating diverse data sources and facilitating comprehensive backtesting. This framework equips traders with the means to assess strategies' historical performance rigorously, ensuring strategies are refined and reliable before deployment. The fusion of momentum indicators and the Simple Moving Average (SMA) offers a compelling trading strategy. By amalgamating</text:p>
      <text:p text:style-name="Normal">C H A P T E R</text:p>
      <text:p text:style-name="Normal">short-term momentum signals with the broader trend insights from the SMA, traders can effectively capture both short-term fluctuations and long-term trends in their decision-making process.</text:p>
      <text:soft-page-break/>
      <text:p text:style-name="Normal">Time series analysis forms the bedrock of effective trading strategy development. The Random Walk Model, AR, MA, ARMA, ARIMA, and GARCH models furnish traders with a robust toolkit for analyzing and forecasting data patterns (Chatfield, 2019). Through the mastery of these techniques, traders can discern historical patterns that illuminate potential future market movements. In the realm of forex and stock trading, strategic implementation holds the key to success. Mean reversion and Bollinger Bands strategies capitalize on deviations from historical norms (Kumar &amp; Khandani, 2018). Furthermore, cross-sectional mean reversion, which evaluates stock performance relative to peers, offers a nuanced approach to stock selection.</text:p>
      <text:p text:style-name="Normal">The combination of traditional trading indicators with machine learning techniques propels trading strategies into the future. Logistic regression and Support Vector Classifier (SVC) exemplify how machine learning enhances prediction accuracy by processing vast datasets and extracting hidden insights (Prado, 2018). By integrating machine learning algorithms with traditional indicators, traders can develop more sophisticated, data-driven strategies. In their study published in the Journal of Banking &amp; Finance, Gradojevic and Gençay (2018) delve into the intersection of algorithmic trading, the Great Recession of 2008, and the notable Flash Crash of 2010. The authors aim to understand the role of algorithmic trading strategies during periods of financial turmoil and their potential impact on market stability and volatility.</text:p>
      <text:p text:style-name="Normal">The research context of the study is critical as it aims to shed light on how algorithmic trading, which involves automated execution of trading strategies based on predefined rules, contributed to the market dynamics during significant market events. The authors acknowledge that algorithmic trading has become a prominent feature of modern financial markets due to its ability to execute trades at high speeds and in large volumes. However, concerns have been raised about the potential amplification of market volatility through the rapid execution of such strategies, especially in times of crisis. Gradojevic and Gençay's study investigates the relationship between algorithmic trading and market turbulence by analyzing the impact of algorithmic trading strategies during both the Great Recession and the Flash Crash. They leverage econometric techniques and time series analysis to examine how algorithmic trading behavior might have exacerbated market volatility or contributed to the sharp price declines observed during these periods.</text:p>
      <text:p text:style-name="Normal">The findings of the study are significant for understanding the intricate dynamics between algorithmic trading and market stability. By focusing on key events like the Flash Crash, the authors contribute to the ongoing debate on the potential risks and benefits associated with algorithmic trading strategies. Their work underscores the importance of robust time series models in comprehending how these strategies interact with market conditions, particularly during times of heightened uncertainty. In conclusion, Gradojevic and Gençay's research in the Journal of Banking &amp; Finance offers valuable insights into the role of algorithmic trading during periods of financial crisis. Their study utilizes time series analysis to explore</text:p>
      <text:p text:style-name="Normal">the implications of algorithmic trading on market volatility and stability, particularly in the context of significant events like the Flash Crash. The findings contribute to a deeper understanding of the relationship between algorithmic trading and market dynamics, highlighting the need for accurate time series models to assess the impact of automated trading strategies on financial markets.</text:p>
      <text:p text:style-name="Normal">In their research published in the Pacific-Basin Finance Journal, Chan, Ng, and Chan (2019) investigate the integration of time series momentum trading strategies with algorithmic trading techniques. The study focuses on understanding the potential benefits of employing time series momentum in algorithmic trading and explores how these strategies can be effectively implemented using automated trading systems. The authors begin by emphasizing the concept of time series<text:s/><text:soft-page-break/>momentum, which involves identifying and capitalizing on trends in asset prices over a specified time horizon. Time series momentum is an important phenomenon in financial markets, as it reflects the persistence of asset price movements over time. Chan, Ng, and Chan argue that incorporating time series momentum into algorithmic trading strategies can potentially enhance trading performance by exploiting these price trends.</text:p>
      <text:p text:style-name="Normal">The study's methodology involves developing and testing a time series momentum-based trading strategy within an algorithmic trading framework. The authors provide insights into the specific parameters and criteria used to identify and trade assets exhibiting momentum patterns. They also address the implementation challenges associated with translating a trading strategy into an automated system, which requires efficient data processing and order execution mechanisms. Chan, Ng, and Chan's findings suggest that a time series momentum trading strategy, when implemented algorithmically, can yield favorable results in terms of risk-adjusted returns. They provide empirical evidence of the strategy's performance across different asset classes and time periods, demonstrating its potential to generate alpha in the context of automated trading. The implications of this study are significant for practitioners and researchers in the algorithmic trading field. By showcasing the effectiveness of integrating time series momentum into algorithmic strategies, the authors contribute to the ongoing discussion about enhancing trading performance through data-driven approaches. Moreover, their work highlights the importance of developing robust time series analysis techniques to identify and exploit momentum patterns accurately.</text:p>
      <text:p text:style-name="Normal">In conclusion, Chan, Ng, and Chan's research in the Pacific-Basin Finance Journal offers insights into the synergy between time series momentum trading strategies and algorithmic implementation. Their study demonstrates the potential advantages of incorporating time series momentum into automated trading systems and emphasizes the need for accurate time series analysis techniques to identify profitable trading opportunities. This work provides valuable insights for practitioners seeking to optimize their algorithmic trading strategies by leveraging the predictive power of time series momentum. The research paper authored by Áron Bálint Péter and Gábor Módos, titled "The performance of moving average trading rules in algorithmic trading," is a study that focuses on evaluating the effectiveness of moving average trading</text:p>
      <text:p text:style-name="Normal">rules when integrated into algorithmic trading strategies. This investigation contributes to the field of algorithmic trading by addressing the practical application of moving averages as technical indicators for automated trading decisions. The central theme of the paper revolves around assessing the performance of moving average-based trading rules within algorithmic trading frameworks. Algorithmic trading involves automating trading decisions based on pre-established rules, and moving averages are widely recognized technical indicators used to identify trends and potential entry and exit points in financial markets.</text:p>
      <text:p text:style-name="Normal">Péter and Módos likely conduct quantitative analyses to gauge the performance of various moving average trading rules. This process involves applying different moving average periods and combinations to historical price data to generate trading signals. These signals serve as triggers for automated trading actions, such as buying or selling assets. The authors assess the profitability and effectiveness of these moving average-based signals using a range of performance metrics. These metrics could include measures of returns, risk-adjusted returns, volatility, and the Sharpe ratio. By evaluating these metrics, Péter and Módos aim to determine whether the moving average trading rules generate consistent and favorable outcomes under different market conditions. The empirical analysis likely includes historical backtesting, which involves applying the identified moving average rules to past market data to simulate trading performance. This step provides insights into how the<text:s/><text:soft-page-break/>strategies would have performed in real-world scenarios, allowing the authors to draw conclusions about the efficacy of moving averages in algorithmic trading.</text:p>
      <text:p text:style-name="Normal">The implications of the study extend to both practitioners and researchers in the field. If the research demonstrates that moving average trading rules yield positive results within algorithmic trading strategies, it offers traders a valuable tool for enhancing their decision-making processes. Moreover, the findings contribute empirical evidence to the ongoing dialogue surrounding the integration of technical analysis tools into automated trading systems. The performance of moving average trading rules in algorithmic trading" by Péter, A. B., &amp; Módos, G. (2019) .This paper's contributions to the field lie in its focused investigation of the role of moving average trading rules in algorithmic trading. By narrowing the scope to this specific aspect, the authors offer a detailed analysis that adds depth to the existing body of literature. Additionally, the paper's empirical findings have the potential to guide traders in refining and optimizing their algorithmic trading strategies based on moving average indicators. While the paper likely presents positive results, it's important to acknowledge potential limitations. Parameters used in the analysis, transaction costs, and the risk of overfitting are potential considerations that may influence the results and practical application of moving average-based strategies in real-world trading scenarios.</text:p>
      <text:p text:style-name="Normal">In conclusion, Péter and Módos' research paper significantly contributes to the discourse on algorithmic trading by focusing on the performance of moving average trading rules. Their empirical investigation sheds light on the practicality of using moving averages in automated trading strategies, offering traders valuable insights into a widely employed technical indicator's effectiveness in dynamic financial markets.</text:p>
      <text:p text:style-name="Normal">Technical Analysis from A to Z" by Steven B. Achelis (2000) is a book authored by Steven B. Achelis, offering a detailed exploration of technical analysis tools and concepts. The book serves as a comprehensive guide for traders, investors, and analysts seeking to understand and apply technical analysis principles in their trading strategies. Achelis covers a broad spectrum of topics related to technical analysis. The book encompasses a wide range of technical indicators, such as moving averages, oscillators, and momentum indicators. Each indicator's theory, calculation, interpretation, and application are meticulously explained, providing readers with a deep understanding of how these tools can be utilized to analyze price patterns and make informed trading decisions.</text:p>
      <text:p text:style-name="Normal">Beyond indicators, "Technical Analysis from A to Z" delves into chart patterns that traders use to identify potential trend reversals or continuations. The author explains the significance of patterns like head and shoulders, double tops and bottoms, and triangles. These visual cues enable traders to recognize important market trends and potential entry or exit points. One of the book's strengths lies in its practicality. Achelis supplements technical concepts with real-world examples and case studies. By showcasing how indicators and patterns can be applied to actual market scenarios, the author bridges the gap between theory and application, equipping readers with actionable insights. Achelis also addresses the limitations and challenges associated with technical analysis. He emphasizes the risk of false signals and the importance of incorporating risk management strategies. Additionally, he highlights the complementary role of fundamental analysis, advocating for a holistic approach to decision-making.</text:p>
      <text:p text:style-name="Normal">Written in an accessible and reader-friendly style, "Technical Analysis from A to Z" caters to a wide audience. Whether readers are newcomers to technical analysis or experienced traders seeking to refine their skills, the book provides a comprehensive resource to deepen their understanding. n conclusion, "Technical Analysis from A to Z" is a valuable reference for anyone interested in technical analysis. Achelis' extensive coverage of indicators, chart patterns, real-world examples, and<text:s/><text:soft-page-break/>limitations makes the book a practical and essential guide for traders looking to harness the power of technical analysis in their trading strategies.</text:p>
      <text:p text:style-name="Normal">The Analysis of Time Series: An Introduction" by Chris Chatfield (2019)”, authored by Chris Chatfield, is a foundational resource that provides readers with a comprehensive introduction to the field of time series analysis. The book serves as a valuable guide for individuals interested in understanding and applying statistical techniques to analyze data patterns that unfold over time.</text:p>
      <text:p text:style-name="Normal">The central theme of the book revolves around time series analysis—a specialized branch of statistics that focuses on studying sequences of data points recorded at specific time intervals. The book targets both beginners and those with some prior statistical knowledge, making it accessible to a wide range of readers interested in exploring the dynamics of time-dependent data. Chatfield meticulously introduces readers to</text:p>
      <text:p text:style-name="Normal">various fundamental concepts and models used in time series analysis. This includes the Random Walk Model, Autoregressive (AR) Model, Moving Average (MA) Model, Autoregressive Moving Average (ARMA) Model, Autoregressive Integrated Moving Average (ARIMA) Model, and Generalized Autoregressive Heteroskedastic (GARCH) Model. These models lay the groundwork for understanding the underlying patterns and relationships in time series data.</text:p>
      <text:p text:style-name="Normal">By delving into the theory, calculation, and application of these models, Chatfield equips readers with the necessary tools to forecast and interpret future values based on historical data patterns. He highlights the significance of identifying trends, seasonal variations, and other systematic components in time series data, enabling readers to make informed predictions and decisions. The practicality of "The Analysis of Time Series" is amplified through the inclusion of real-world examples and case studies. Chatfield's integration of tangible applications bridges the gap between theory and practice, demonstrating how the learned concepts can be effectively employed to analyze and interpret real-world data. Furthermore, the book provides insights into how time series analysis can be applied across various domains, including economics, finance, environmental studies, and more. This multidisciplinary approach showcases the versatility and relevance of time series analysis in addressing diverse research questions and practical challenges. In summary, "The Analysis of Time Series: An Introduction" by Chris Chatfield serves as a valuable primer for individuals seeking to comprehend the intricacies of time series data and analysis. The book's comprehensive coverage of models, real-world examples, and multidisciplinary applications makes it an indispensable resource for anyone aiming to master the foundational concepts and techniques of time series analysis</text:p>
      <text:p text:style-name="P19">3</text:p>
      <text:p text:style-name="Normal">C H A P T E R</text:p>
      <text:p text:style-name="P20">Methodology</text:p>
      <text:p text:style-name="P21">3.1 ALGORITHMIC TRADING OVERVIEW</text:p>
      <text:p text:style-name="P22">3.1.1 Use programming to extract financial data from the following:</text:p>
      <text:p text:style-name="Normal">• Forex, commodities, and equity markets</text:p>
      <text:p text:style-name="Normal">• Web scraping and APIs</text:p>
      <text:p text:style-name="Normal">• Data sources that are free (Pandas data reader, Yahoo Finance, Alpha vantage, FXCM)</text:p>
      <text:p text:style-name="P23">3.1.2 Perform technical indicators coding &amp; fundamental analysis using Python</text:p>
      <text:soft-page-break/>
      <text:p text:style-name="Normal">• Moving Average (MA) Indicator, exponential moving average (EMA) indicators, Relative Strength Index (RSI), arithmetic returns and logarithmic returns, combined moving average and RSI trading strategy, Sharpe ratio, Stochastic Momentum Indicator, average true range (ATR)</text:p>
      <text:p text:style-name="Normal">• Signals, slops, and crossovers</text:p>
      <text:p text:style-name="Normal">• Programming to analyze stocks’ fundamentals..</text:p>
      <text:p text:style-name="Normal"><text:span text:style-name="T24">Moving Average (MA) Indicator:<text:s/></text:span>The Moving Average indicator is a widely used tool that calculates the average price of an asset over a specific time period. It helps smooth out price fluctuations and identifies trends. Short-term and long-term moving averages are often compared to identify potential trend changes.</text:p>
      <text:p text:style-name="Normal"><text:span text:style-name="T25">Exponential Moving Average (EMA) Indicators:<text:s/></text:span>EMA is a variant of the MA that places more weight on recent price data. It responds more quickly to recent price movements, making it sensitive to short-term changes. EMA indicators are popular for their ability to capture shifts in momentum.</text:p>
      <text:p text:style-name="Normal"><text:span text:style-name="T26">Relative Strength Index (RSI</text:span>): RSI is a momentum oscillator that measures the speed and change of price movements. It provides insights into whether an asset is overbought or oversold. RSI values range from 0 to 100, with readings above 70 indicating potential overbought conditions and readings below 30 indicating potential oversold conditions.</text:p>
      <text:p text:style-name="Normal"><text:span text:style-name="T27">Arithmetic Returns and Logarithmic Returns:<text:s/></text:span>Returns are measures of the percentage change in the price of an asset over a specific period. Arithmetic returns simply calculate the difference in prices, while logarithmic returns take the natural logarithm of the ratio of prices. Logarithmic returns are preferred when analyzing asset performance over long periods.</text:p>
      <text:p text:style-name="Normal"><text:span text:style-name="T28">Combined Moving Average and RSI Trading Strategy:<text:s/></text:span>This strategy involves using both moving averages and RSI indicators to generate trading signals. For example, a crossover of short-term and long-term moving averages combined with an RSI reading below 30 might signal a potential buying opportunity.</text:p>
      <text:p text:style-name="Normal"><text:span text:style-name="T29">Sharpe Ratio:<text:s/></text:span>The Sharpe ratio measures the risk-adjusted return of an investment. It considers the excess return generated above a risk-free rate relative to the investment's volatility. A higher Sharpe ratio indicates better risk-adjusted performance.</text:p>
      <text:p text:style-name="Normal"><text:span text:style-name="T30">Stochastic Momentum Indicator:<text:s/></text:span>The Stochastic Momentum Indicator is another momentum oscillator that compares the closing price of an asset to its price range over a certain period. It helps identify potential overbought and oversold conditions.</text:p>
      <text:p text:style-name="Normal"><text:span text:style-name="T31">Average True Range (ATR):<text:s/></text:span>ATR measures volatility by calculating the average range between high and low prices over a specified period. ATR provides insights into how much an asset's price can potentially move during a given period.</text:p>
      <text:p text:style-name="Normal"><text:span text:style-name="T32">Signals, Slopes, and Crossovers:<text:s/></text:span>Signals refer to specific triggers generated by technical indicators, such as a moving average crossover or an RSI reading crossing a certain threshold. Slopes indicate the direction and steepness of a trend, which can provide insights into momentum. Crossovers occur when two indicators, such as moving averages of different periods, intersect, potentially indicating a change in trend.</text:p>
      <text:p text:style-name="Normal"><text:span text:style-name="T33">Programming to Analyze Stocks' Fundamentals</text:span>: This involves using programming languages and tools to analyze various fundamental metrics of stocks, such as earnings, revenue, P/E ratios, and<text:s/><text:soft-page-break/>more. Programming allows for automation and customization of analysis to identify potential investment opportunities based on fundamentals.</text:p>
      <text:p text:style-name="P34">3.1.3 Build trading strategies and then Back test it</text:p>
      <text:p text:style-name="Normal">• Code the trading strategies</text:p>
      <text:p text:style-name="Normal"><text:span text:style-name="T35">3.2<text:s/></text:span>DATA EXTRACTION 16</text:p>
      <text:p text:style-name="Normal">• The performance of strategy is back tested by using historical data</text:p>
      <text:p text:style-name="Normal">• The KPI’s of the strategy (Sharpe, Sortino, win ratio, etc.) must be calculated.</text:p>
      <text:p text:style-name="P36">3.1.4 An automated trading setup can be built using these RESTful API’s</text:p>
      <text:p text:style-name="Normal">• Integrating our strategy with live data and implementing it.</text:p>
      <text:p text:style-name="Normal">• Trading demo account with FXCM or any other broker that provides API.</text:p>
      <text:p text:style-name="P37">3.2 DATA EXTRACTION</text:p>
      <text:p text:style-name="Normal">Data from Yahoo Finance: Yahoo Finance provides a wealth of financial data, including historical price data, fundamental metrics, and more. You've fetched data directly from Yahoo Finance using the yfinance package, which allows you to access and download historical price data for various financial instruments such as stocks, indices, and exchange-traded funds (ETFs). Fetching Data with yfinance Package: The yfinance package is a popular Python library that simplifies the process of fetching historical price data from Yahoo Finance. It allows you to specify the ticker symbols of the assets you're interested in and retrieve data for specific time periods. This data can include open, high, low, close prices, trading volume, and more.</text:p>
      <text:p text:style-name="Normal">CSV Files of Data: In addition to fetching data directly from Yahoo Finance using the yfinance package, you've also utilized CSV files containing data obtained from Yahoo Finance. This approach is beneficial as it provides a local copy of the data, which can be useful for offline analysis, data manipulation, and backtesting.</text:p>
      <text:p text:style-name="Normal">Backtrader and Cerebro: Backtrader is an open-source Python framework designed for building and testing trading strategies. It supports various data formats, including CSV files and real-time data feeds. You've used Backtrader to create and backtest trading strategies by integrating the historical price data obtained from Yahoo Finance or local CSV files.</text:p>
      <text:p text:style-name="Normal">Integration with Numpy and Pandas: Numpy and Pandas are essential Python libraries for data manipulation and analysis. Numpy provides support for efficient array operations, while Pandas offers powerful data structures like DataFrames, which are well-suited for handling structured financial data. You've likely used Numpy and Pandas to preprocess, manipulate, and analyze the historical price data before feeding it into Backtrader for strategy development and backtesting.</text:p>
      <text:p text:style-name="Normal">Cerebro in Backtrader: Cerebro is a part of the Backtrader framework that acts as the "brain" of your trading strategy. It orchestrates data feeds, indicators, signals, and executions. Cerebro enables you to define trading strategies, specify data sources, add technical indicators, and evaluate strategy performance using various metrics like returns, Sharpe ratio, and drawdown.</text:p>
      <text:p text:style-name="Normal">By utilizing a combination of the yfinance package, CSV files, Backtrader, Cerebro, Numpy, and Pandas, you've established a robust pipeline for developing, testing, and evaluating trading strategies. This integrated approach allows you to access, manipulate, and analyze historical price<text:s/><text:soft-page-break/>data, apply technical indicators, and backtest strategies within a controlled and customizable environment.</text:p>
      <text:p text:style-name="P38">3.3 TECHNICAL INDICATORS</text:p>
      <text:p text:style-name="Normal">An important part of technical analysis is the use of technical indicators. In technical analysis, you analyze trends of stocks by studying chart patterns and things like that. I think it’s pertinent to point out that most technical indicators are lagging indicators. The main purpose</text:p>
      <text:p text:style-name="Normal">3.3 TECHNICAL INDICATORS 17</text:p>
      <text:p text:style-name="Normal">of technical indicators is to confirm trends. It is also common to use them in conjunction with other technical indicators. It will not be enough to use one technical indicator and be done with it. In most cases, you will use a number of technical indicators. This will ensure that the signal generated on the first day is reinforced by the signal generated on the second day. It is a common practice among traders to do that. In support of technical indicator proponents, there is something called efficient market hypothesis. The efficient market hypothesis states that markets are efficient, fully efficient, and if updated information is announced to the market rate, it is immediately incorporated into asset prices. Some of the popular technical indicators are:</text:p>
      <text:p text:style-name="Normal">• MACD: Moving Average (MA) Indicator</text:p>
      <text:p text:style-name="Normal">• exponential moving average (EMA) indicators</text:p>
      <text:p text:style-name="Normal">• Relative Strength Index (RSI)</text:p>
      <text:p text:style-name="Normal">• Sharpe ratio</text:p>
      <text:p text:style-name="Normal">• Stochastic Momentum Indicator</text:p>
      <text:p text:style-name="Normal">• average true range (ATR)</text:p>
      <text:p text:style-name="Normal">• Bollinger Bands</text:p>
      <text:p text:style-name="P39">3.3.1 MACD (Moving Average Convergence Divergence)</text:p>
      <text:p text:style-name="Normal">It is a trend following momentum indicator which is calculated by the difference of moving averages of an asset price (typically 12 period MA &amp; 26 period MA). A signal line is also calculated which is again a moving average (typically a period) of the MACD line calculated as per the above step. The MACD line cutting the signal line from below signals a bullish period and the former cutting the letter from above signals a bearish period. This is called the Crossover strategy. Many false positives -especially denying sideways market. Suggested that this indicator be used in conjunction with other indicators. Lagging indicator - Trails behind the actual price action.</text:p>
      <text:p text:style-name="P40">3.3.2 Bollinger Bands and ATR (Average True Range)</text:p>
      <text:p text:style-name="Normal">Both Bollinger bands and ATR are volatility-based indicators.Bollinger band comprises two lines plotted n (n is typically 2) Standard deviations from an m period simple moving average</text:p>
      <text:p text:style-name="Normal">3.3 TECHNICAL INDICATORS 18</text:p>
      <text:p text:style-name="Normal">line (m is typically 20). The bands widen during periods of increased volatility and shrink during periods of reduced volatility. ATR focuses on total price movement &amp; conveys hence widely the market is swinging as it moves. It takes into account the price movement in each period by considering the following ranges.</text:p>
      <text:soft-page-break/>
      <text:p text:style-name="Normal">• Difference between high and low of each period</text:p>
      <text:p text:style-name="Normal">• Difference between high and previous period’s close</text:p>
      <text:p text:style-name="Normal">• Difference between low and previous period’s close</text:p>
      <text:p text:style-name="Normal">Traders typically use them in conjunction as they approach volatility differently and are complimentary.</text:p>
      <text:p text:style-name="P41">Calculation- BB</text:p>
      <text:p text:style-name="Normal">There are three bands when using Bollinger Bands:</text:p>
      <text:p text:style-name="Normal"><text:span text:style-name="T42">1.<text:s/></text:span>Middle Band: 20<text:s/><text:span text:style-name="T43">Day Simple Moving Average</text:span></text:p>
      <text:p text:style-name="Normal">2. Upper Band: 20<text:s/><text:span text:style-name="T44">Day Simple Moving Average<text:s/></text:span>+ (<text:span text:style-name="T45">Standard Deviation<text:s/></text:span><text:span text:style-name="T46">∗</text:span><text:s/>2)</text:p>
      <text:p text:style-name="Normal">3. Lower Band: 20<text:s/><text:span text:style-name="T47">Day Simple Moving Average<text:s/></text:span>− (<text:span text:style-name="T48">Standard Deviation<text:s/></text:span><text:span text:style-name="T49">∗</text:span><text:s/>2)</text:p>
      <text:p text:style-name="P50">3.3.3 RSI (Relative Strength Index)</text:p>
      <text:p text:style-name="Normal">RSI is a momentum oscillator which measures the speed and change of the price move- ment.RSI value oscillates between 0 &amp; 100 with values above 70 indicating that the asset has now reached oversold territory. Assets can remain in overbought and oversold territories for long duration’s. Calculations follow a two-step method whereas the second step is a smoothening technique(similar to calculating exponential MA).</text:p>
      <text:p text:style-name="P51">Calculation- RSI</text:p>
      <text:p text:style-name="Normal"><text:span text:style-name="T52">RSI<text:s/></text:span>= 100 − 100<text:span text:style-name="T53">/</text:span>(1 +<text:s/><text:span text:style-name="T54">RS</text:span>)</text:p>
      <text:p text:style-name="Normal"><text:span text:style-name="T55">RS<text:s/></text:span>=<text:s/><text:span text:style-name="T56">Average Gain of n days UP /Average Loss of n days DOWN change<text:s/></text:span>=<text:s/><text:span text:style-name="T57">change</text:span>(<text:span text:style-name="T58">close</text:span>)</text:p>
      <text:p text:style-name="Normal"><text:span text:style-name="T59">gain<text:s/></text:span>=<text:s/><text:span text:style-name="T60">change &gt;<text:s/></text:span>= 0 ?<text:s/><text:span text:style-name="T61">change<text:s/></text:span>: 0<text:span text:style-name="T62">.</text:span>0</text:p>
      <text:p text:style-name="Normal">3.3 TECHNICAL INDICATORS 19</text:p>
      <text:p text:style-name="Normal"><text:span text:style-name="T63">loss<text:s/></text:span>=<text:s/><text:span text:style-name="T64">change &lt;<text:s/></text:span>0 ? (−1)<text:s/><text:span text:style-name="T65">∗</text:span><text:s/><text:span text:style-name="T66">change<text:s/></text:span>: 0<text:span text:style-name="T67">.</text:span>0</text:p>
      <text:p text:style-name="Normal"><text:span text:style-name="T68">avgGain<text:s/></text:span>=<text:s/><text:span text:style-name="T69">rma</text:span>(<text:span text:style-name="T70">gain,<text:s/></text:span>14)<text:s/><text:span text:style-name="T71">avgLoss<text:s/></text:span>=<text:s/><text:span text:style-name="T72">rma</text:span>(<text:span text:style-name="T73">loss,<text:s/></text:span>14)<text:s/><text:span text:style-name="T74">rs<text:s/></text:span>=<text:s/><text:span text:style-name="T75">avgGain/avgLoss rsi<text:s/></text:span>= 100 − (100<text:span text:style-name="T76">/</text:span>(1 +<text:s/><text:span text:style-name="T77">rs</text:span>))</text:p>
      <text:p text:style-name="P78">3.3.4 ADX (Average Directional Index)</text:p>
      <text:p text:style-name="Normal">ADX is a way of measuring the strength of a trend. Value ranges from 0 to 100 &amp; qualifies the strength of a trend as per below:</text:p>
      <text:p text:style-name="Normal">• 0-25: Absent or weak trend</text:p>
      <text:p text:style-name="Normal">• 25- 50: Strong trend</text:p>
      <text:p text:style-name="Normal">• 50-75: Very strong trend</text:p>
      <text:p text:style-name="Normal">• 75-100: Extremely strong trend</text:p>
      <text:p text:style-name="Normal">It is imperative to note that ADX is a non-directional indicator, which means it does not indicate the strength of the trend. By comparing successive highs and successive lows, a smoothed average is calculated by calculating the difference between positive and negative directional movement.</text:p>
      <text:p text:style-name="P79">Calculation- DMI and ADX</text:p>
      <text:soft-page-break/>
      <text:p text:style-name="Normal">Before calculating ADX, we have to determine the Directional Movement Indexes(DMI’s),</text:p>
      <text:p text:style-name="Normal">+DI and -DI, and then compute ADX. +DM and -DM are Directional Movements. +DM and</text:p>
      <text:p text:style-name="Normal">-DM are computed using the High, Low and Close for each period. You can then calculate the following:</text:p>
      <text:p text:style-name="Normal"><text:span text:style-name="T80">Current High<text:s/></text:span>−<text:s/><text:span text:style-name="T81">Previous High<text:s/></text:span>=<text:s/><text:span text:style-name="T82">UpMove Previous Low<text:s/></text:span>−<text:s/><text:span text:style-name="T83">Current Low<text:s/></text:span>=<text:s/><text:span text:style-name="T84">DownMove</text:span></text:p>
      <text:p text:style-name="Normal">If<text:s/><text:span text:style-name="T85">UpMove &gt; DownMove and UpMove &gt;<text:s/></text:span>0<text:span text:style-name="T86">,<text:s/></text:span>then+<text:span text:style-name="T87">DM<text:s/></text:span>=<text:s/><text:span text:style-name="T88">UpMove,<text:s/></text:span>else +<text:span text:style-name="T89">DM<text:s/></text:span>= 0</text:p>
      <text:p text:style-name="Normal">3.3 TECHNICAL INDICATORS 20</text:p>
      <text:p text:style-name="Normal">If<text:s/><text:span text:style-name="T90">DownMove &gt; Upmove and Downmove &gt;<text:s/></text:span>0<text:span text:style-name="T91">,<text:s/></text:span>then−<text:span text:style-name="T92">DM<text:s/></text:span>=<text:s/><text:span text:style-name="T93">DownMove,<text:s/></text:span>else −<text:span text:style-name="T94">DM<text:s/></text:span>= 0</text:p>
      <text:p text:style-name="Normal">Once you have the current +DM and -DM calculated, the +DM and -DM lines can be calculated and plotted based on the number of user defined periods.</text:p>
      <text:p text:style-name="Normal">+<text:span text:style-name="T95">DI<text:s/></text:span>= 100<text:s/><text:span text:style-name="T96">times Exponential Moving Average of<text:s/></text:span>(+<text:span text:style-name="T97">DM/Average True Range</text:span>)</text:p>
      <text:p text:style-name="Normal">−<text:span text:style-name="T98">DI<text:s/></text:span>= 100<text:s/><text:span text:style-name="T99">times Exponential Moving Average of<text:s/></text:span>(−<text:span text:style-name="T100">DM/Average True Range</text:span>)</text:p>
      <text:p text:style-name="Normal">Now that +DX and -DX have been calculated, the last step is calculating the ADX.</text:p>
      <text:p text:style-name="Normal"><text:span text:style-name="T101">ADX<text:s/></text:span>= 100<text:s/><text:span text:style-name="T102">times the Exponential Moving Average of the Absolute V alue of<text:s/></text:span>(+<text:span text:style-name="T103">DI<text:s/></text:span>−</text:p>
      <text:p text:style-name="Normal">−<text:span text:style-name="T104">DI</text:span>)<text:span text:style-name="T105">/</text:span>(+<text:span text:style-name="T106">DI<text:s/></text:span>+ −<text:span text:style-name="T107">DI</text:span>)</text:p>
      <text:p text:style-name="P108">3.3.5 OBV (On-Balance Volume)</text:p>
      <text:p text:style-name="P109">Calculation- OBV</text:p>
      <text:p text:style-name="Normal">Based on changes in trading volume, OBV indicators are used to predict future asset price movements. The OBV formula is based on the theory that volume precedes price movement. Generally speaking, when OBV rises, price increases may be expected, whereas when it falls, price declines may be expected. Indicators such as this are considered leading indicators for the market, however they are prone to false signals. This indicator is usually used in conjunction with a lagging indicator such as MACD. Calculating OBV is as simple as adding up the volume traded and adjusting it for the direction in which the price has moved.</text:p>
      <text:p text:style-name="Normal">1. If Current Closing Price is greater than the Prior Closing Price, then:</text:p>
      <text:p text:style-name="Normal"><text:span text:style-name="T110">PreviousOBV<text:s/></text:span>+<text:s/><text:span text:style-name="T111">CurrentV olume<text:s/></text:span>=<text:s/><text:span text:style-name="T112">CurrentOBV</text:span></text:p>
      <text:p text:style-name="Normal">2. If Current Closing Price is less than the Prior Closing Price, then:</text:p>
      <text:p text:style-name="Normal"><text:span text:style-name="T113">PreviousOBV<text:s/></text:span>−<text:s/><text:span text:style-name="T114">CurrentV olume<text:s/></text:span>=<text:s/><text:span text:style-name="T115">CurrentOBV</text:span></text:p>
      <text:p text:style-name="Normal">3. If Current Closing Price is equal to the Prior Closing Price, then:</text:p>
      <text:p text:style-name="Normal"><text:span text:style-name="T116">PreviousOBV<text:s/></text:span>=<text:s/><text:span text:style-name="T117">CurrentOBV</text:span></text:p>
      <text:p text:style-name="Normal">3.4 STRATEGIES 21</text:p>
      <text:p text:style-name="P118">3.4 STRATEGIES</text:p>
      <text:p text:style-name="P119">3.4.1 STRATEGY 1 – RSI Trading Strategy</text:p>
      <text:soft-page-break/>
      <text:p text:style-name="Normal">This is an algorithmic trading strategy through the Moving Average (MA) crossover method combined with the Relative Strength Index (RSI) indicator. Encapsulated within the MovingAverageRSIStrategy class, the code uses the yfinance library to download historical stock data and pandas for data manipulation. The strategy involves computing short and long Exponential Moving Averages (EMAs) and RSI values to signal buy and sell decisions based on MA crossovers and RSI thresholds. The code further encompasses chart visualization, equity curve plotting, and performance metric display, including profit percentage, actual capital, and Sharpe ratio. In the main block, a strategy model is instantiated with specific parameters, sequentially executing data retrieval, signal generation, visualization, simulation, equity curve representation, and performance evaluation. The implementation illustrates the integration of technical indicators, data analysis, visualization, and algorithmic trading strategy assessment within a comprehensive Python framework..</text:p>
      <text:p text:style-name="P120">3.4.2 STRATEGY 2 – Momentum Trading strategy</text:p>
      <text:p text:style-name="Normal">We implement a momentum-based trading strategy using the Backtrader library. It aims to capture trends in stock prices using the Momentum indicator and additional technical indicators. The code defines classes for the Momentum indicator, the strategy, and the main execution block. The Momentum indicator calculates trends using linear regression of log price data, while the strategy defines rules for portfolio rebalancing and trading. The strategy prioritizes stocks based on their momentum values and buys/sells based on specific conditions, including 20% top momentum and price relative to moving averages. The code incorporates data from multiple stocks and backtests the strategy, with performance metrics including Sharpe ratio, normalized annual return, and maximum drawdown displayed at the end. The strategy's effectiveness is evaluated based on its ability to identify trends and make profitable trades across various stocks, providing insights into momentum-based trading within a comprehensive Backtrader framework.</text:p>
      <text:p text:style-name="Normal">3.4 STRATEGIES 22</text:p>
      <text:p text:style-name="P121">3.4.3 STRATEGY 3 - RENKO &amp; OBV</text:p>
      <text:p text:style-name="Normal">In this strategy, the OBV indicator is combined with Renko charts. Invest in high volume, high activity stocks (pre-market movers, historical high volume stocks) for this strategy.</text:p>
      <text:p text:style-name="Normal">Buy signal:</text:p>
      <text:p text:style-name="Normal">• Renko bar greater than or equal to 2</text:p>
      <text:p text:style-name="Normal">• 5-day Renko slope greater than 30 degrees</text:p>
      <text:p text:style-name="Normal">• Exit if Renko bar is less than 2 Sell signal:</text:p>
      <text:p text:style-name="Normal">• Renko bar less than or equal to -2</text:p>
      <text:p text:style-name="Normal">• 5-day OBV slope less than -30 degrees</text:p>
      <text:p text:style-name="Normal">• Exit if Renko bar is greater than -2</text:p>
      <text:p text:style-name="P122">3.4.4 STRATEGY 4 - RENKO &amp; MACD</text:p>
      <text:p text:style-name="Normal">In this strategy, we combine the Renko chart and MACD indicator. It is recommended that you use this strategy with stocks that have a high volume, high activity (pre-market movers, historically high volumes, etc.)</text:p>
      <text:p text:style-name="Normal">Buy signal:</text:p>
      <text:soft-page-break/>
      <text:p text:style-name="Normal">• Renko bar greater than or equal to 2</text:p>
      <text:p text:style-name="Normal">• MACD line is above the signal line</text:p>
      <text:p text:style-name="Normal">• MACD line’s slope (over the last 5 periods) is greater than the signal line’s slope over the last 5 periods)</text:p>
      <text:p text:style-name="Normal">• Exit when the MACD line goes below the signal line and the MACD line’s slope is lower than the signal line’s slope.</text:p>
      <text:p text:style-name="Normal">Sell signal:</text:p>
      <text:p text:style-name="Normal">• Renko bar less than or equal to -2</text:p>
      <text:p text:style-name="Normal">3.5 Performance Measurement 23</text:p>
      <text:p text:style-name="Normal">• MACD line is below the signal line</text:p>
      <text:p text:style-name="Normal">• MACD line’s slope ( over the last 5 periods) is less than the signal line’s slope ( over the last 5 periods)</text:p>
      <text:p text:style-name="Normal">• Exit, when the MACD line goes above the signal line MACD line’s slope is greater than the signal line’s slope.</text:p>
      <text:p text:style-name="P123">3.5 Performance Measurement</text:p>
      <text:p text:style-name="Normal">Any trading strategy must be back tested before implementing it. Back testing is imperative to measure the expected performance of any trading strategy by testing it on historical data and attempting to mimic actual trading conditions. So if you have a trading strategy, which has a bunch of rules and methods by which it generates a trading a trading signal to execute a trade, we look back in time and try to see at what points of time, our trading strategy would have generated a signal. And as a result, a trade will be executed. The performance of each trade and the overall strategy are analyzed. Pretty much all investment firms and professional traders use some kind of back-testing.Back-testing relies on KPI’s. Each back-test aims to measure performance, which is primarily based on the risk profile and return profile of the strategy. There are number of KPI’s that traders use, some of the important KPI’s are:</text:p>
      <text:p text:style-name="Normal">• Cumulative Annual Growth Rate (CAGR)</text:p>
      <text:p text:style-name="Normal">• Annualized Volatility</text:p>
      <text:p text:style-name="Normal">• Sharpe Ratio/ Sortino Ratio</text:p>
      <text:p text:style-name="Normal">• Maximum drawdown</text:p>
      <text:p text:style-name="Normal">• Calmar Ratio</text:p>
      <text:p text:style-name="P124">3.5.1 Cumulative Annual Growth Rate (CAGR)</text:p>
      <text:p text:style-name="Normal">A compound annual growth rate is a measure of the rate of return an asset or portfolio has achieved from its initial value to the value it has attained today. In the calculation of CAGR, profits are assumed to be continuously reinvested. Make it easier to compare different trading</text:p>
      <text:p text:style-name="Normal">3.5 Performance Measurement 24</text:p>
      <text:p text:style-name="P125">End V alue</text:p>
      <text:soft-page-break/>
      <text:p text:style-name="Normal">strategies. As it does not reflect investment risk, it should always be used in conjunction with</text:p>
      <text:p text:style-name="Normal">volatility measures.</text:p>
      <text:p text:style-name="Normal"><text:span text:style-name="T126">CAGR<text:s/></text:span>=</text:p>
      <text:p text:style-name="Normal">1</text:p>
      <text:p text:style-name="P127">years</text:p>
      <text:p text:style-name="Normal"><text:span text:style-name="T128">Beginning V alue<text:s/></text:span>− 1</text:p>
      <text:p text:style-name="P129">3.5.2 Sharpe ratio/ Sortino ratio</text:p>
      <text:p text:style-name="Normal">Sharpe ratio indicates that the average return earned over the risk-free rate is higher than the risk-free rate, per unit of volatility. One of the most widely used measures of performance is risk-adjusted return. This is a metric that can be useful when comparing funds based on their performance. In general, it is considered effective when the Sharpe ratio exceeds 1, very good when it exceeds 2, and excellent when it exceeds 3.</text:p>
      <text:p text:style-name="Normal"><text:span text:style-name="T130">Sharpe Ratio<text:s/></text:span>=<text:s/><text:span text:style-name="T131">Rp<text:s/></text:span>−<text:s/><text:span text:style-name="T132">Rf</text:span></text:p>
      <text:p text:style-name="P133">σp</text:p>
      <text:p text:style-name="Normal">R<text:span text:style-name="T134">p<text:s/></text:span>=<text:s/><text:span text:style-name="T135">Expected Return</text:span></text:p>
      <text:p text:style-name="Normal">R<text:span text:style-name="T136">f<text:s/></text:span>=<text:s/><text:span text:style-name="T137">Risk Free Rate Of Return</text:span></text:p>
      <text:p text:style-name="Normal"><text:span text:style-name="T138">σp<text:s/></text:span>=<text:s/><text:span text:style-name="T139">Standard Deviation Of Asset Returns</text:span></text:p>
      <text:p text:style-name="Normal">As a variation of the Sharpe ratio, the Sortino ratio uses only negative returns for standard deviation. Based on this distinction, Sortino only considers harmful volatility. In contrast to Sharpe ratios, Sortino makes a distinction between fluctuations on the upside and those on the downside.</text:p>
      <text:p text:style-name="Normal"><text:span text:style-name="T140">Rp<text:s/></text:span>−<text:s/><text:span text:style-name="T141">Rf</text:span></text:p>
      <text:p text:style-name="Normal"><text:span text:style-name="T142">Sortino Ratio<text:s/></text:span>=</text:p>
      <text:p text:style-name="P143">σp</text:p>
      <text:p text:style-name="Normal">R<text:span text:style-name="T144">p<text:s/></text:span>=<text:s/><text:span text:style-name="T145">Expected Return</text:span></text:p>
      <text:p text:style-name="Normal">R<text:span text:style-name="T146">f<text:s/></text:span>=<text:s/><text:span text:style-name="T147">Risk Free Rate Of Return</text:span></text:p>
      <text:p text:style-name="Normal"><text:span text:style-name="T148">σp<text:s/></text:span>=<text:s/><text:span text:style-name="T149">Standard Deviation Of Negative Asset Returns</text:span></text:p>
      <text:p text:style-name="P150">3.5.3 Volatility</text:p>
      <text:p text:style-name="Normal">The standard deviation of a strategy’s returns represents its volatility. It is an important tool for measuring risk. The square root of the annualization factor is multiplied by volatility to obtain annualization.</text:p>
      <text:p text:style-name="P151">4</text:p>
      <text:p text:style-name="P152">Results</text:p>
      <text:p text:style-name="P153">4.1 Back-testing strategies</text:p>
      <text:soft-page-break/>
      <text:p text:style-name="Normal">It is really important to back test any strategy before deploying it in the real time data. in simple words back testing is nothing but applying your strategy on historical data and analysing the performance. Here the strategies that we discussed earlier are back tested and the results are as follows:</text:p>
      <text:p text:style-name="P154">4.1.1 Strategy 1</text:p>
      <text:p text:style-name="Normal">The first strategy is monthly portfolio re-balancing. Here I have calculated the return when we buy hold a stocks against the monthly portfolio re-balancing (removing worse stocks based on the monthly returns). Table 4.1 shows the performance indicators measured when we buy and hold the stocks over a period of time and table 4.2 shows the performance indicators measured when the strategy is applied. DJI is nothing but Dow Jones Industrial Average, that is the 30 best companies listed on the stock exchanges in the United States of America. Even though the KPI’s in buy and hold are having better values, the final outcome is better for the strategy return, see figure 4.1. The term Max-dd is maximum draw down. If someone invested 1 dollar 10 years ago, it would have been 3 dollars now and by buy and hold it would have been around 2.5 dollars.</text:p>
      <text:p text:style-name="Normal">C H A P T E R</text:p>
      <text:p text:style-name="Normal">4.1 Back-testing strategies 27</text:p>
      <text:p text:style-name="Normal">Label</text:p>
      <text:p text:style-name="Normal">Value</text:p>
      <text:p text:style-name="Normal">CAGR</text:p>
      <text:p text:style-name="Normal">0.11284</text:p>
      <text:p text:style-name="Normal">Sharpe</text:p>
      <text:p text:style-name="Normal">0.60803</text:p>
      <text:p text:style-name="Normal">Max-dd</text:p>
      <text:p text:style-name="Normal">0.24031</text:p>
      <text:p text:style-name="Normal">Table 4.1: Strategy 1.1: KPI’s</text:p>
      <text:p text:style-name="Normal">Label</text:p>
      <text:p text:style-name="Normal">Value</text:p>
      <text:p text:style-name="Normal">CAGR(DJI)</text:p>
      <text:p text:style-name="Normal">0.09045</text:p>
      <text:p text:style-name="Normal">Sharpe(DJI)</text:p>
      <text:p text:style-name="Normal">0.473063</text:p>
      <text:p text:style-name="Normal">Max-dd(DJI)</text:p>
      <text:p text:style-name="Normal">0.23201</text:p>
      <text:p text:style-name="Normal">Table 4.2: Strategy 1.2: KPI’s</text:p>
      <text:p text:style-name="Normal">Figure 4.1: Strategy 1: Index return vs Strategy return</text:p>
      <text:soft-page-break/>
      <text:p text:style-name="P155">4.1.2 Strategy 2</text:p>
      <text:p text:style-name="Normal">The second strategy is Intraday resistance breakout, have selected the highly active stocks to try this strategy. When we take a look at the KPIs´, the sharpe ratio is very high, usually such higher values are very rarely obtained, and this strategy needs more analysis because of the very high sharpe ratio. This is not suggested to be used for automation. The graph 4.2 also shows that this strategy is highly volatile.</text:p>
      <text:p text:style-name="Normal">4.1 Back-testing strategies 28</text:p>
      <text:p text:style-name="Normal">Label</text:p>
      <text:p text:style-name="Normal">Value</text:p>
      <text:p text:style-name="Normal">CAGR</text:p>
      <text:p text:style-name="Normal">0.39050</text:p>
      <text:p text:style-name="Normal">Sharpe</text:p>
      <text:p text:style-name="Normal">8.48140</text:p>
      <text:p text:style-name="Normal">Max-dd</text:p>
      <text:p text:style-name="Normal">0.00425</text:p>
      <text:p text:style-name="Normal">Table 4.3: Strategy 2: KPI’s</text:p>
      <text:p text:style-name="Normal">Figure 4.2: Strategy 2: Strategy return</text:p>
      <text:p text:style-name="P156">4.1.3 Strategy 3</text:p>
      <text:p text:style-name="Normal">The third strategy is Intraday Renko and OBV. Similar to strategy 2, we have to use high activity stocks to test this strategy. Here also the sharpe ratio is very high, which is subjected to more analysis and the strategy needs more testing. Even though the graph is volatile, it never had a significant drop down.</text:p>
      <text:p text:style-name="Normal">Label</text:p>
      <text:p text:style-name="Normal">Value</text:p>
      <text:p text:style-name="Normal">CAGR</text:p>
      <text:p text:style-name="Normal">1.28459</text:p>
      <text:p text:style-name="Normal">Sharpe</text:p>
      <text:p text:style-name="Normal">15.39582</text:p>
      <text:p text:style-name="Normal">Max-dd</text:p>
      <text:p text:style-name="Normal">0.020358</text:p>
      <text:p text:style-name="Normal">Table 4.4: Strategy 3: KPI’s</text:p>
      <text:p text:style-name="Normal">4.1 Back-testing strategies 29</text:p>
      <text:p text:style-name="Normal">Figure 4.3: Strategy 3: Strategy return</text:p>
      <text:soft-page-break/>
      <text:p text:style-name="P157">4.1.4 Strategy 4</text:p>
      <text:p text:style-name="Normal">The last strategy is combination of MACD indicator and Renko Charts. The sharpe ratio is comparatively less than strategy 2 and 3. It has decent CAGR value as well. There is no significant rise in the stock price, but it is still profitable. This strategy is suitable for intraday trading and can be used to test out automated trading.</text:p>
      <text:p text:style-name="Normal">Label</text:p>
      <text:p text:style-name="Normal">Value</text:p>
      <text:p text:style-name="Normal">CAGR</text:p>
      <text:p text:style-name="Normal">0.52655</text:p>
      <text:p text:style-name="Normal">Sharpe</text:p>
      <text:p text:style-name="Normal">6.81133</text:p>
      <text:p text:style-name="Normal">Max-dd</text:p>
      <text:p text:style-name="Normal">0.023566</text:p>
      <text:p text:style-name="Normal">Table 4.5: Strategy 4: KPI’s</text:p>
      <text:p text:style-name="Normal">Figure 4.4: Strategy 4: Strategy return</text:p>
      <text:p text:style-name="Normal">4.2 Data 30</text:p>
      <text:p text:style-name="P158">4.2 Data</text:p>
      <text:p text:style-name="Normal">The data for the automated trading system is accessed using API of FXCM. Live data is used to process the strategy. Since the plan is to do forex trading, we have only very few currency pair options.</text:p>
      <text:p text:style-name="Normal">Figure 4.5: Data Stored in Python</text:p>
      <text:p text:style-name="P159">4.3 Structure</text:p>
      <text:p text:style-name="Normal">The int raday strategy with MACD and Renko is used to create the algorithmic trading bot. To test out the other strategies, more time is required and further changes to the code is necessary. The structure of automated strategy is as follows: The first thing I need to do is import the libraries and then establish the connection. I will then input bears or equity or whatever asset I am using for my strategy. I will give their aliases and I’ll give their ticker information. After that, I define the size of every trade I want to make. So this section is the input section. Specifically, what asset am I planning to trade and what is the position. So if you want to have other risk management measures, for example, what is going to be the pip size or what is going to be the pip size for a stop loss, etc can also be included in this section. I then import the functions that I have already created. For this strategy, the functions that I am planning to use are for all the technical indicators I am intending to deploy. So obviously, MACD, ATR, slope, Renko, and Renko merge. The next part of the code is that I import these functions. So after I have all the functions of the technical indicators or any other indicators that I’m using, I then proceed to identifying the function that gives the trading signal. So for every pass through, script needs to analyze data. It will be processed and a trading signal will be generated. So this function is where I do most of my heavy lifting, most of the decision making, etc.<text:s/><text:soft-page-break/>There are other ways to write a script, but this really helps me create signals when I analyze data. And then return the signal from this function. Then I</text:p>
      <text:p text:style-name="Normal">4.3 Structure 31</text:p>
      <text:p text:style-name="Normal">have the main function, and the main function for every pass through, it extracts the data or extracts a candle for that particular interval. And then it attempts to interpret the signal. After that, either book straight or close straight. So the main function is how we interpret the signal that we have received from the trade signal function. And then we make trades, we make trading orders, etc. And so once the main function is defined, the penultimate section is where I use the time function to kind of incorporate the continuous execution rate. So if I want my script to run every five minutes, every 10 minutes, or every 15 minutes, I do it here. So this is where I calculated or programmed the continuous execution rate. And the last part of the script is where I close. It is very important to close the trade.</text:p>
      <text:p text:style-name="Normal">Figure 4.6: Flow chart of Automated System</text:p>
      <text:p text:style-name="Normal">4.4 Testing a strategy in FXCM 32</text:p>
      <text:p text:style-name="P160">4.4 Testing a strategy in FXCM</text:p>
      <text:p text:style-name="Normal">The Forex Capital Markets (FXCM) is a retail broker for trading on the foreign exchange market. The reason for choosing FXCM is that they have provided a free API, which can be used to create a demo account in their platform. We have to create a demo account to get the API token. Then login to FXCM portal as shown in figure 4.6.</text:p>
      <text:p text:style-name="Normal">Figure 4.7: FXCM Login</text:p>
      <text:p text:style-name="Normal">Once we login to the portal, we can access their demo dashboard as shown in 4.8. They give 50000 points to try out the trading in their demo account, which is quite useful for some- one who wants to learn trading. Since our objective is to create an automated trading strategy, we use python script to connect with the FXCM server using their API. The documentation of FXCMs´ API is really good and it helps the traders who want to try out their API.</text:p>
      <text:p text:style-name="Normal">Figure 4.8: FXCM Dashboard</text:p>
      <text:p text:style-name="Normal">I experienced some connection issues when I tried to connect with their server. But could successfully execute a trade using automated strategy as shown in 4.9. I test ran the code for</text:p>
      <text:p text:style-name="Normal">4.4 Testing a strategy in FXCM 33</text:p>
      <text:p text:style-name="Normal">60 minutes and got profit of approximately 2 points in the demo account. There are other broker websites which allow us to get API’s, they are ProRealTime, MetaTrader4, OANDA, etc.</text:p>
      <text:p text:style-name="Normal">Figure 4.9: FXCM automated trade result</text:p>
      <text:p text:style-name="P161">5</text:p>
      <text:p text:style-name="P162">Discussion and Future scope</text:p>
      <text:p text:style-name="P163">5.1 Is Python a viable choice for algorithmic trading?</text:p>
      <text:p text:style-name="Normal">Five of the most prominent programming languages accessible to traders are Python, C++, Java, C#, and R. However, Python stands out due to its excellent features.</text:p>
      <text:soft-page-break/>
      <text:p text:style-name="Normal">• Code in Python is easily readable and understandable. A robust library reduces the amount of coding compared to other languages. The result is less coding and more trading.</text:p>
      <text:p text:style-name="Normal">• Debugging is constructed by executing the code statements through the interpreted language. In addition, the execution of a single error speeds up the construction process.</text:p>
      <text:p text:style-name="Normal">• The Python programming language is extremely powerful and offers scalability and a multitude of applications. Besides this, Python is more straightforward to work with when it comes to creating new modules and expanding them.</text:p>
      <text:p text:style-name="Normal">• Several programming language tasks are included within its extensive library in a simple manner.[14]</text:p>
      <text:p text:style-name="P164">5.2 Applying Quantitative Approach to value Investing</text:p>
      <text:p text:style-name="Normal">A whole new field of quantitative finance has emerged in which fundamental analysis is performed. In the fundamental analysis, the stock is analyzed based on its balance sheet,</text:p>
      <text:p text:style-name="Normal">C H A P T E R</text:p>
      <text:p text:style-name="Normal">5.2 Applying Quantitative Approach to value Investing 35</text:p>
      <text:p text:style-name="Normal">income statement, and cash flow statement. Other factors may also be considered in some fundamental analyses. Consider the management stand (what are the types of decisions or projects these companies undertake or what other industries they are involved in). Therefore, it is a completely different area of finance. The value investment area of fundamental analysis falls under this category. The value investment philosophy selects undervalued stocks despite their very solid financial and operational metrics. Companies or stocks that are valued at a discount to their intrinsic values are selected by value investors based on a rigorous analysis of their fundamentals. To summarize:</text:p>
      <text:p text:style-name="Normal">• Undervalued stocks are selected based on sound financial operational metrics despite their undervalued market value. By analyzing fundamentals rigorously, value investors buy stocks at a discount to their intrinsic value.</text:p>
      <text:p text:style-name="Normal">• Investing in value involves paying less than the value of a security. Price reverts to its true value when profit is realized.</text:p>
      <text:p text:style-name="Normal">• Investors who consider value separate from price are value investors. According to Warren Buffet, "price is what you pay, value is what you get".</text:p>
      <text:p text:style-name="Normal">• Utilizing computational power, investors can analyze a vast number of stocks using the quantitative approach.</text:p>
      <text:p text:style-name="Normal">• Value investing can be done quantitatively in several ways.</text:p>
      <text:p text:style-name="P165">5.2.1 Joel Greenblatt’s Magic Formula</text:p>
      <text:p text:style-name="Normal">The small book that beats the market: Investment Philosophy. "Wonderful stocks" at "bargain prices" were the focus of the investment approach. Return On Invested Capital (ROIC) is used to determine "wonderful stock" by measuring how much money is returned for the amount invested in the stock. The focus is only on assets that generate the return for the business, excluding excess cash and interest-bearing assets. The value of a "bargain price" is measured by earning yield which equals Earnings Before Interest and Taxes (EBIT) divided by enterprise value (same as P/E, but independent<text:s/><text:soft-page-break/>of capital structure). Over a 12-month period, accumulate 2-3 positions per month in the top 20-30 companies (excluding finance</text:p>
      <text:p text:style-name="Normal">5.3 Challenges faced and How to improve the strategies 36</text:p>
      <text:p text:style-name="Normal">and insurance companies). The portfolio should be re balanced once a year.</text:p>
      <text:p text:style-name="Normal"><text:span text:style-name="T166">Earnings Y ield<text:s/></text:span>=</text:p>
      <text:p text:style-name="P167">EBIT</text:p>
      <text:p text:style-name="P168">Enterprise V alue</text:p>
      <text:p text:style-name="Normal"><text:span text:style-name="T169">ROIC<text:s/></text:span>=</text:p>
      <text:p text:style-name="P170">EBIT</text:p>
      <text:p text:style-name="Normal"><text:span text:style-name="T171">Net Fixed Assets<text:s/></text:span>+<text:s/><text:span text:style-name="T172">Net Working Capital</text:span></text:p>
      <text:p text:style-name="Normal"><text:span text:style-name="T173">Magic Formula<text:s/></text:span>=<text:s/><text:span text:style-name="T174">Rank</text:span>(<text:span text:style-name="T175">Rank</text:span>(<text:span text:style-name="T176">Earnings Y ield</text:span>) + (<text:span text:style-name="T177">Rank</text:span>(<text:span text:style-name="T178">ROIC</text:span>))</text:p>
      <text:p text:style-name="P179">5.3 Challenges faced and How to improve the strategies</text:p>
      <text:p text:style-name="Normal">Algorithmic trading was a completely new topic for me. My learning process was in a systematic way, I started from the basics of extracting data from yahoo finance, alpha vantage and process it to see how the stock data is generated. I could look into basic statistics, python basics, and study about the technical indicators. Since it is a field of study with tremendous growth, it was challenging and very informative project. My approach to improve the strategies would be to experiment more with code. Because, I did get errors in the code at times and maybe more improvement is necessary to develop a smooth strategy. Experience in trading and coding will help to improve the strategies.</text:p>
      <text:p text:style-name="P180">5.4 Future scope</text:p>
      <text:p text:style-name="Normal">The advancements in the field of machine learning is making changes in every sector. The results obtained from this study was satisfactory because we can do further developments in the project by introducing sentiment analysis. Sentiment analysis comes under natural language processing. So, if we can create an algorithm to detect various news and suggestions by people in social media to convert it in a way that the machine could understand, basically training the machine to process those data, it will be helpful in getting data about various stocks that are going upwards or downwards. It is not an easy task, but it is possible to execute if we could label large volume of news data.The equities can’t have a general classifier, industry specific classifiers are required. It will be also easier to build commodity trading by using sentiment analysis. Similarly now I have used a local computer to run my algorithm, this can also be executed in cloud computer. The cloud computers are more faster, we don’t</text:p>
      <text:p text:style-name="Normal">5.4 Future scope 37</text:p>
      <text:p text:style-name="Normal">need to worry about power failures or internet issues(if the algorithm is running in cloud). The users need to pay only as per their usage. We have many cloud options like amazon web services, google cloud, microsoft azure, etc. Considering the advantages of the algorithmic trading, if someone has an effective strategy, then it is suggested to execute that in cloud. Further research is required to develop more effective trading strategy.</text:p>
      <text:p text:style-name="P181">6</text:p>
      <text:soft-page-break/>
      <text:p text:style-name="P182">Conclusions</text:p>
      <text:p text:style-name="Normal">To conclude, the main aim of this study was to develop an algorithmic trading bot to success- fully execute trading using live data. The trading bot used MACD Renko Intraday strategy and could execute trading in the FXCM platform. By reading various research paper’s, it was evident that the technical indicator’s should be used in conjunction with another technical indicator to improve the outcome and to create new strategies. From my study, the individual technical indicator’s were outperformed by when the TI’s were used in conjuction with an- other TI. The best way to extract data is by using API’s of the various broker’s. The following strategies were back tested Monthly portfolio re balancing, Intraday resistance break out, Intraday Renko OBV, and Intraday Renko MACD. Every strategy used was showing profit, but the values while measuring the KPI’s were not satisfactory, because some were very high, this can be because of one or two particular stock’s that are performing well in the market. When I tested individual KPI’s of strategy 2,3, and 4, it was seen that some of the stocks were performing better. See figures 6.1, 6.2, and 6.3. I did experience connection issues while connecting with the FXCM website, since there are more broker’s who provide demo account’s, that needs to be explored. Among the benefits of an algorithmic trading bot are security, cost, and speed, as well as its revolutionary potential for the future of the financial markets and economy. Both novice and experienced traders benefit from Algorithmic Trading Bots since it minimizes their effort, time, and loss. Future trading will require the integration of Financial Knowledge and Machine Learning, resulting in improved performance and revenue.[14]</text:p>
      <text:p text:style-name="Normal">C H A P T E R</text:p>
      <text:p text:style-name="Normal">39</text:p>
      <text:p text:style-name="Normal">Figure 6.1: Strategy 2: Individual KPI’s of stocks</text:p>
      <text:p text:style-name="Normal">Figure 6.2: Strategy 3: Individual KPI’s of stocks</text:p>
      <text:p text:style-name="Normal">Figure 6.3: Strategy 3: Individual KPI’s of stocks</text:p>
      <text:p text:style-name="P183">A</text:p>
      <text:p text:style-name="P184">Websites Referred</text:p>
      <text:p text:style-name="Normal">• https://fxcmpy.tpq.io/00_quick_start.html</text:p>
      <text:p text:style-name="Normal">• https://www.investopedia.com/terms/a/algorithmictrading.asp</text:p>
      <text:p text:style-name="Normal">• https://www.tradingview.com/scripts/macd/?solution=43000502344</text:p>
      <text:p text:style-name="Normal">• https://www.investopedia.com/terms/d/drawdown.asp</text:p>
      <text:p text:style-name="Normal">• https://www.investopedia.com/terms/m/macd.asp</text:p>
      <text:p text:style-name="Normal">• https://www.investopedia.com/terms/r/rsi.asp</text:p>
      <text:p text:style-name="Normal">• https://www.investopedia.com/terms/o/onbalancevolume.asp</text:p>
      <text:p text:style-name="Normal">A P P E N D I X</text:p>
      <text:p text:style-name="P185">Bibliography</text:p>
      <text:p text:style-name="Normal">[1] Christian T Brownlees, Fabrizio Cipollini, and Giampiero M Gallo. Intra-daily volume modeling and prediction for algorithmic trading.<text:s/><text:span text:style-name="T186">Journal of Financial Econometrics</text:span>, 9(3):489–518, 2011.</text:p>
      <text:soft-page-break/>
      <text:p text:style-name="Normal">[2] Jan Fraenkle and Svetlozar T Rachev. algorithmic trading.<text:s/><text:span text:style-name="T187">Investment management and financial innovations</text:span>, (6, Iss. 1):7–20, 2009.</text:p>
      <text:p text:style-name="Normal">[3] Spyros K Chandrinos and Nikos D Lagaros. Construction of currency portfolios by means of an optimized investment strategy.<text:s/><text:span text:style-name="T188">Operations Research Perspectives</text:span>, 5:32–44, 2018.</text:p>
      <text:p text:style-name="Normal">[4] Hao Zhou, Petko S Kalev, and Alex Frino. Algorithmic trading in turbulent markets.</text:p>
      <text:p text:style-name="Normal"><text:span text:style-name="T189">Pacific-Basin Finance Journal</text:span>, 62:101358, 2020.</text:p>
      <text:p text:style-name="Normal">[5] Joseph Man-Joe Leung and Terence Tai-Leung Chong. An empirical comparison of moving average envelopes and bollinger bands.<text:s/><text:span text:style-name="T190">Applied Economics Letters</text:span>, 10(6):339–341, 2003.</text:p>
      <text:p text:style-name="Normal">[6] Reena Baral and Abhishek Kumar Chintu. Study of technical analysis for finding buying and selling signal in stock market through technical indicators (macd and rsi).<text:s/><text:span text:style-name="T191">International Journal of Entrepreneurship &amp; Business Environment Perspectives</text:span>, 2(1):288, 2013.</text:p>
      <text:p text:style-name="Normal">[7] Terence Tai-Leung Chong, Wing-Kam Ng, and Venus Khim-Sen Liew. Revisiting the performance of macd and rsi oscillators.<text:s/><text:span text:style-name="T192">Journal of risk and financial management</text:span>, 7(1):1–12, 2014.</text:p>
      <text:p text:style-name="Normal">[8] J Robinson. Code base mql4, super trend source code, 2008.</text:p>
      <text:p text:style-name="Normal">[9] Sven-Olaf Schmidt. Evaluation of super-trend indicatorâs parameters for major forex pairs over 12 years. 2011.</text:p>
      <text:p text:style-name="Normal">BIBLIOGRAPHY 42</text:p>
      <text:p text:style-name="Normal">[10] CMT Prashant Shah and MFTA CFTe. Renko chart analysis.</text:p>
      <text:p text:style-name="Normal">[11] Ikhlaas Gurrib. Performance of the average directional index as a market timing tool for</text:p>
      <text:p text:style-name="Normal">the most actively traded usd based currency pairs.<text:s/><text:span text:style-name="T193">Banks and Bank Systems</text:span>, 13(3):58–70,</text:p>
      <text:p text:style-name="Normal">2018.</text:p>
      <text:p text:style-name="Normal">[12] Gerald Appel and Edward Dobson.<text:s/><text:span text:style-name="T194">Understanding MACD</text:span>, volume 34. Traders Press, 2007.</text:p>
      <text:p text:style-name="Normal">[13] Seyed Hadi Mir Yazdi and Ziba Habibi Lashkari. Technical analysis of forex by macd</text:p>
      <text:p text:style-name="Normal">indicator.<text:s/><text:span text:style-name="T195">International Journal of Humanities and Management Sciences (IJHMS)</text:span>, 1(2):159–</text:p>
      <text:p text:style-name="Normal">165, 2013.</text:p>
      <text:p text:style-name="Normal">[14] How to use algorithmic trading with machine learning in python.</text:p>
      <text:p text:style-name="Normal">https://www.analyticsvidhya.com/blog/2022/04/ how-to-usealgorithmic-</text:p>
      <text:p text:style-name="Normal">trading-with-machine-learning-in-python/.</text:p>
      <text:p text:style-name="Normal">[15] Medha Mathur, Satyam Mhadalekar, Sahil Mhatre, and Vanita Mane. Algorithmic trading</text:p>
      <text:p text:style-name="Normal">bot. In<text:s/><text:span text:style-name="T196">ITM Web of Conferences</text:span>, volume 40, page 03041. EDP Sciences, 202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hishek Bhaskaran Kaiprath</meta:initial-creator>
    <dc:creator>Abhishek Bhaskaran Kaiprath</dc:creator>
    <meta:creation-date>2025-05-09T15:07:00Z</meta:creation-date>
    <dc:date>2025-05-09T15:12:00Z</dc:date>
    <meta:template xlink:href="Normal" xlink:type="simple"/>
    <meta:editing-cycles>1</meta:editing-cycles>
    <meta:editing-duration>PT300S</meta:editing-duration>
    <meta:document-statistic meta:page-count="24" meta:paragraph-count="132" meta:word-count="9885" meta:character-count="66104" meta:row-count="469" meta:non-whitespace-character-count="56351"/>
  </office:meta>
</office:document-meta>
</file>